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visibility="collapse" table:number-columns-repeated="101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.MICROSOFT.CONCAT(&quot;test&quot;;[.$A2];[.B$1])" office:value-type="string" office:string-value="test11" calcext:value-type="string">
            <text:p>test11</text:p>
          </table:table-cell>
          <table:table-cell table:formula="of:=COM.MICROSOFT.CONCAT(&quot;test&quot;;[.$A2];[.C$1])" office:value-type="string" office:string-value="test12" calcext:value-type="string">
            <text:p>test12</text:p>
          </table:table-cell>
          <table:table-cell table:formula="of:=COM.MICROSOFT.CONCAT(&quot;test&quot;;[.$A2];[.D$1])" office:value-type="string" office:string-value="test13" calcext:value-type="string">
            <text:p>test13</text:p>
          </table:table-cell>
          <table:table-cell table:formula="of:=COM.MICROSOFT.CONCAT(&quot;test&quot;;[.$A2];[.E$1])" office:value-type="string" office:string-value="test14" calcext:value-type="string">
            <text:p>test14</text:p>
          </table:table-cell>
          <table:table-cell table:formula="of:=COM.MICROSOFT.CONCAT(&quot;test&quot;;[.$A2];[.F$1])" office:value-type="string" office:string-value="test15" calcext:value-type="string">
            <text:p>test15</text:p>
          </table:table-cell>
          <table:table-cell table:formula="of:=COM.MICROSOFT.CONCAT(&quot;test&quot;;[.$A2];[.G$1])" office:value-type="string" office:string-value="test16" calcext:value-type="string">
            <text:p>test16</text:p>
          </table:table-cell>
          <table:table-cell table:formula="of:=COM.MICROSOFT.CONCAT(&quot;test&quot;;[.$A2];[.H$1])" office:value-type="string" office:string-value="test17" calcext:value-type="string">
            <text:p>test17</text:p>
          </table:table-cell>
          <table:table-cell table:formula="of:=COM.MICROSOFT.CONCAT(&quot;test&quot;;[.$A2];[.I$1])" office:value-type="string" office:string-value="test18" calcext:value-type="string">
            <text:p>test18</text:p>
          </table:table-cell>
          <table:table-cell table:formula="of:=COM.MICROSOFT.CONCAT(&quot;test&quot;;[.$A2];[.J$1])" office:value-type="string" office:string-value="test19" calcext:value-type="string">
            <text:p>test19</text:p>
          </table:table-cell>
          <table:table-cell table:formula="of:=COM.MICROSOFT.CONCAT(&quot;test&quot;;[.$A2];[.K$1])" office:value-type="string" office:string-value="test110" calcext:value-type="string">
            <text:p>test11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.MICROSOFT.CONCAT(&quot;test&quot;;[.$A3];[.B$1])" office:value-type="string" office:string-value="test21" calcext:value-type="string">
            <text:p>test21</text:p>
          </table:table-cell>
          <table:table-cell table:formula="of:=COM.MICROSOFT.CONCAT(&quot;test&quot;;[.$A3];[.C$1])" office:value-type="string" office:string-value="test22" calcext:value-type="string">
            <text:p>test22</text:p>
          </table:table-cell>
          <table:table-cell table:formula="of:=COM.MICROSOFT.CONCAT(&quot;test&quot;;[.$A3];[.D$1])" office:value-type="string" office:string-value="test23" calcext:value-type="string">
            <text:p>test23</text:p>
          </table:table-cell>
          <table:table-cell table:formula="of:=COM.MICROSOFT.CONCAT(&quot;test&quot;;[.$A3];[.E$1])" office:value-type="string" office:string-value="test24" calcext:value-type="string">
            <text:p>test24</text:p>
          </table:table-cell>
          <table:table-cell table:formula="of:=COM.MICROSOFT.CONCAT(&quot;test&quot;;[.$A3];[.F$1])" office:value-type="string" office:string-value="test25" calcext:value-type="string">
            <text:p>test25</text:p>
          </table:table-cell>
          <table:table-cell table:formula="of:=COM.MICROSOFT.CONCAT(&quot;test&quot;;[.$A3];[.G$1])" office:value-type="string" office:string-value="test26" calcext:value-type="string">
            <text:p>test26</text:p>
          </table:table-cell>
          <table:table-cell table:formula="of:=COM.MICROSOFT.CONCAT(&quot;test&quot;;[.$A3];[.H$1])" office:value-type="string" office:string-value="test27" calcext:value-type="string">
            <text:p>test27</text:p>
          </table:table-cell>
          <table:table-cell table:formula="of:=COM.MICROSOFT.CONCAT(&quot;test&quot;;[.$A3];[.I$1])" office:value-type="string" office:string-value="test28" calcext:value-type="string">
            <text:p>test28</text:p>
          </table:table-cell>
          <table:table-cell table:formula="of:=COM.MICROSOFT.CONCAT(&quot;test&quot;;[.$A3];[.J$1])" office:value-type="string" office:string-value="test29" calcext:value-type="string">
            <text:p>test29</text:p>
          </table:table-cell>
          <table:table-cell table:formula="of:=COM.MICROSOFT.CONCAT(&quot;test&quot;;[.$A3];[.K$1])" office:value-type="string" office:string-value="test210" calcext:value-type="string">
            <text:p>test21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.MICROSOFT.CONCAT(&quot;test&quot;;[.$A4];[.B$1])" office:value-type="string" office:string-value="test31" calcext:value-type="string">
            <text:p>test31</text:p>
          </table:table-cell>
          <table:table-cell table:formula="of:=COM.MICROSOFT.CONCAT(&quot;test&quot;;[.$A4];[.C$1])" office:value-type="string" office:string-value="test32" calcext:value-type="string">
            <text:p>test32</text:p>
          </table:table-cell>
          <table:table-cell table:formula="of:=COM.MICROSOFT.CONCAT(&quot;test&quot;;[.$A4];[.D$1])" office:value-type="string" office:string-value="test33" calcext:value-type="string">
            <text:p>test33</text:p>
          </table:table-cell>
          <table:table-cell table:formula="of:=COM.MICROSOFT.CONCAT(&quot;test&quot;;[.$A4];[.E$1])" office:value-type="string" office:string-value="test34" calcext:value-type="string">
            <text:p>test34</text:p>
          </table:table-cell>
          <table:table-cell table:formula="of:=COM.MICROSOFT.CONCAT(&quot;test&quot;;[.$A4];[.F$1])" office:value-type="string" office:string-value="test35" calcext:value-type="string">
            <text:p>test35</text:p>
          </table:table-cell>
          <table:table-cell table:formula="of:=COM.MICROSOFT.CONCAT(&quot;test&quot;;[.$A4];[.G$1])" office:value-type="string" office:string-value="test36" calcext:value-type="string">
            <text:p>test36</text:p>
          </table:table-cell>
          <table:table-cell table:formula="of:=COM.MICROSOFT.CONCAT(&quot;test&quot;;[.$A4];[.H$1])" office:value-type="string" office:string-value="test37" calcext:value-type="string">
            <text:p>test37</text:p>
          </table:table-cell>
          <table:table-cell table:formula="of:=COM.MICROSOFT.CONCAT(&quot;test&quot;;[.$A4];[.I$1])" office:value-type="string" office:string-value="test38" calcext:value-type="string">
            <text:p>test38</text:p>
          </table:table-cell>
          <table:table-cell table:formula="of:=COM.MICROSOFT.CONCAT(&quot;test&quot;;[.$A4];[.J$1])" office:value-type="string" office:string-value="test39" calcext:value-type="string">
            <text:p>test39</text:p>
          </table:table-cell>
          <table:table-cell table:formula="of:=COM.MICROSOFT.CONCAT(&quot;test&quot;;[.$A4];[.K$1])" office:value-type="string" office:string-value="test310" calcext:value-type="string">
            <text:p>test31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.MICROSOFT.CONCAT(&quot;test&quot;;[.$A5];[.B$1])" office:value-type="string" office:string-value="test41" calcext:value-type="string">
            <text:p>test41</text:p>
          </table:table-cell>
          <table:table-cell table:formula="of:=COM.MICROSOFT.CONCAT(&quot;test&quot;;[.$A5];[.C$1])" office:value-type="string" office:string-value="test42" calcext:value-type="string">
            <text:p>test42</text:p>
          </table:table-cell>
          <table:table-cell table:formula="of:=COM.MICROSOFT.CONCAT(&quot;test&quot;;[.$A5];[.D$1])" office:value-type="string" office:string-value="test43" calcext:value-type="string">
            <text:p>test43</text:p>
          </table:table-cell>
          <table:table-cell table:formula="of:=COM.MICROSOFT.CONCAT(&quot;test&quot;;[.$A5];[.E$1])" office:value-type="string" office:string-value="test44" calcext:value-type="string">
            <text:p>test44</text:p>
          </table:table-cell>
          <table:table-cell table:formula="of:=COM.MICROSOFT.CONCAT(&quot;test&quot;;[.$A5];[.F$1])" office:value-type="string" office:string-value="test45" calcext:value-type="string">
            <text:p>test45</text:p>
          </table:table-cell>
          <table:table-cell table:formula="of:=COM.MICROSOFT.CONCAT(&quot;test&quot;;[.$A5];[.G$1])" office:value-type="string" office:string-value="test46" calcext:value-type="string">
            <text:p>test46</text:p>
          </table:table-cell>
          <table:table-cell table:formula="of:=COM.MICROSOFT.CONCAT(&quot;test&quot;;[.$A5];[.H$1])" office:value-type="string" office:string-value="test47" calcext:value-type="string">
            <text:p>test47</text:p>
          </table:table-cell>
          <table:table-cell table:formula="of:=COM.MICROSOFT.CONCAT(&quot;test&quot;;[.$A5];[.I$1])" office:value-type="string" office:string-value="test48" calcext:value-type="string">
            <text:p>test48</text:p>
          </table:table-cell>
          <table:table-cell table:formula="of:=COM.MICROSOFT.CONCAT(&quot;test&quot;;[.$A5];[.J$1])" office:value-type="string" office:string-value="test49" calcext:value-type="string">
            <text:p>test49</text:p>
          </table:table-cell>
          <table:table-cell table:formula="of:=COM.MICROSOFT.CONCAT(&quot;test&quot;;[.$A5];[.K$1])" office:value-type="string" office:string-value="test410" calcext:value-type="string">
            <text:p>test41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.MICROSOFT.CONCAT(&quot;test&quot;;[.$A6];[.B$1])" office:value-type="string" office:string-value="test51" calcext:value-type="string">
            <text:p>test51</text:p>
          </table:table-cell>
          <table:table-cell table:formula="of:=COM.MICROSOFT.CONCAT(&quot;test&quot;;[.$A6];[.C$1])" office:value-type="string" office:string-value="test52" calcext:value-type="string">
            <text:p>test52</text:p>
          </table:table-cell>
          <table:table-cell table:formula="of:=COM.MICROSOFT.CONCAT(&quot;test&quot;;[.$A6];[.D$1])" office:value-type="string" office:string-value="test53" calcext:value-type="string">
            <text:p>test53</text:p>
          </table:table-cell>
          <table:table-cell table:formula="of:=COM.MICROSOFT.CONCAT(&quot;test&quot;;[.$A6];[.E$1])" office:value-type="string" office:string-value="test54" calcext:value-type="string">
            <text:p>test54</text:p>
          </table:table-cell>
          <table:table-cell table:formula="of:=COM.MICROSOFT.CONCAT(&quot;test&quot;;[.$A6];[.F$1])" office:value-type="string" office:string-value="test55" calcext:value-type="string">
            <text:p>test55</text:p>
          </table:table-cell>
          <table:table-cell table:formula="of:=COM.MICROSOFT.CONCAT(&quot;test&quot;;[.$A6];[.G$1])" office:value-type="string" office:string-value="test56" calcext:value-type="string">
            <text:p>test56</text:p>
          </table:table-cell>
          <table:table-cell table:formula="of:=COM.MICROSOFT.CONCAT(&quot;test&quot;;[.$A6];[.H$1])" office:value-type="string" office:string-value="test57" calcext:value-type="string">
            <text:p>test57</text:p>
          </table:table-cell>
          <table:table-cell table:formula="of:=COM.MICROSOFT.CONCAT(&quot;test&quot;;[.$A6];[.I$1])" office:value-type="string" office:string-value="test58" calcext:value-type="string">
            <text:p>test58</text:p>
          </table:table-cell>
          <table:table-cell table:formula="of:=COM.MICROSOFT.CONCAT(&quot;test&quot;;[.$A6];[.J$1])" office:value-type="string" office:string-value="test59" calcext:value-type="string">
            <text:p>test59</text:p>
          </table:table-cell>
          <table:table-cell table:formula="of:=COM.MICROSOFT.CONCAT(&quot;test&quot;;[.$A6];[.K$1])" office:value-type="string" office:string-value="test510" calcext:value-type="string">
            <text:p>test51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.MICROSOFT.CONCAT(&quot;test&quot;;[.$A7];[.B$1])" office:value-type="string" office:string-value="test61" calcext:value-type="string">
            <text:p>test61</text:p>
          </table:table-cell>
          <table:table-cell table:formula="of:=COM.MICROSOFT.CONCAT(&quot;test&quot;;[.$A7];[.C$1])" office:value-type="string" office:string-value="test62" calcext:value-type="string">
            <text:p>test62</text:p>
          </table:table-cell>
          <table:table-cell table:formula="of:=COM.MICROSOFT.CONCAT(&quot;test&quot;;[.$A7];[.D$1])" office:value-type="string" office:string-value="test63" calcext:value-type="string">
            <text:p>test63</text:p>
          </table:table-cell>
          <table:table-cell table:formula="of:=COM.MICROSOFT.CONCAT(&quot;test&quot;;[.$A7];[.E$1])" office:value-type="string" office:string-value="test64" calcext:value-type="string">
            <text:p>test64</text:p>
          </table:table-cell>
          <table:table-cell table:formula="of:=COM.MICROSOFT.CONCAT(&quot;test&quot;;[.$A7];[.F$1])" office:value-type="string" office:string-value="test65" calcext:value-type="string">
            <text:p>test65</text:p>
          </table:table-cell>
          <table:table-cell table:formula="of:=COM.MICROSOFT.CONCAT(&quot;test&quot;;[.$A7];[.G$1])" office:value-type="string" office:string-value="test66" calcext:value-type="string">
            <text:p>test66</text:p>
          </table:table-cell>
          <table:table-cell table:formula="of:=COM.MICROSOFT.CONCAT(&quot;test&quot;;[.$A7];[.H$1])" office:value-type="string" office:string-value="test67" calcext:value-type="string">
            <text:p>test67</text:p>
          </table:table-cell>
          <table:table-cell table:formula="of:=COM.MICROSOFT.CONCAT(&quot;test&quot;;[.$A7];[.I$1])" office:value-type="string" office:string-value="test68" calcext:value-type="string">
            <text:p>test68</text:p>
          </table:table-cell>
          <table:table-cell table:formula="of:=COM.MICROSOFT.CONCAT(&quot;test&quot;;[.$A7];[.J$1])" office:value-type="string" office:string-value="test69" calcext:value-type="string">
            <text:p>test69</text:p>
          </table:table-cell>
          <table:table-cell table:formula="of:=COM.MICROSOFT.CONCAT(&quot;test&quot;;[.$A7];[.K$1])" office:value-type="string" office:string-value="test610" calcext:value-type="string">
            <text:p>test61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.MICROSOFT.CONCAT(&quot;test&quot;;[.$A8];[.B$1])" office:value-type="string" office:string-value="test71" calcext:value-type="string">
            <text:p>test71</text:p>
          </table:table-cell>
          <table:table-cell table:formula="of:=COM.MICROSOFT.CONCAT(&quot;test&quot;;[.$A8];[.C$1])" office:value-type="string" office:string-value="test72" calcext:value-type="string">
            <text:p>test72</text:p>
          </table:table-cell>
          <table:table-cell table:formula="of:=COM.MICROSOFT.CONCAT(&quot;test&quot;;[.$A8];[.D$1])" office:value-type="string" office:string-value="test73" calcext:value-type="string">
            <text:p>test73</text:p>
          </table:table-cell>
          <table:table-cell table:formula="of:=COM.MICROSOFT.CONCAT(&quot;test&quot;;[.$A8];[.E$1])" office:value-type="string" office:string-value="test74" calcext:value-type="string">
            <text:p>test74</text:p>
          </table:table-cell>
          <table:table-cell table:formula="of:=COM.MICROSOFT.CONCAT(&quot;test&quot;;[.$A8];[.F$1])" office:value-type="string" office:string-value="test75" calcext:value-type="string">
            <text:p>test75</text:p>
          </table:table-cell>
          <table:table-cell table:formula="of:=COM.MICROSOFT.CONCAT(&quot;test&quot;;[.$A8];[.G$1])" office:value-type="string" office:string-value="test76" calcext:value-type="string">
            <text:p>test76</text:p>
          </table:table-cell>
          <table:table-cell table:formula="of:=COM.MICROSOFT.CONCAT(&quot;test&quot;;[.$A8];[.H$1])" office:value-type="string" office:string-value="test77" calcext:value-type="string">
            <text:p>test77</text:p>
          </table:table-cell>
          <table:table-cell table:formula="of:=COM.MICROSOFT.CONCAT(&quot;test&quot;;[.$A8];[.I$1])" office:value-type="string" office:string-value="test78" calcext:value-type="string">
            <text:p>test78</text:p>
          </table:table-cell>
          <table:table-cell table:formula="of:=COM.MICROSOFT.CONCAT(&quot;test&quot;;[.$A8];[.J$1])" office:value-type="string" office:string-value="test79" calcext:value-type="string">
            <text:p>test79</text:p>
          </table:table-cell>
          <table:table-cell table:formula="of:=COM.MICROSOFT.CONCAT(&quot;test&quot;;[.$A8];[.K$1])" office:value-type="string" office:string-value="test710" calcext:value-type="string">
            <text:p>test71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.MICROSOFT.CONCAT(&quot;test&quot;;[.$A9];[.B$1])" office:value-type="string" office:string-value="test81" calcext:value-type="string">
            <text:p>test81</text:p>
          </table:table-cell>
          <table:table-cell table:formula="of:=COM.MICROSOFT.CONCAT(&quot;test&quot;;[.$A9];[.C$1])" office:value-type="string" office:string-value="test82" calcext:value-type="string">
            <text:p>test82</text:p>
          </table:table-cell>
          <table:table-cell table:formula="of:=COM.MICROSOFT.CONCAT(&quot;test&quot;;[.$A9];[.D$1])" office:value-type="string" office:string-value="test83" calcext:value-type="string">
            <text:p>test83</text:p>
          </table:table-cell>
          <table:table-cell table:formula="of:=COM.MICROSOFT.CONCAT(&quot;test&quot;;[.$A9];[.E$1])" office:value-type="string" office:string-value="test84" calcext:value-type="string">
            <text:p>test84</text:p>
          </table:table-cell>
          <table:table-cell table:formula="of:=COM.MICROSOFT.CONCAT(&quot;test&quot;;[.$A9];[.F$1])" office:value-type="string" office:string-value="test85" calcext:value-type="string">
            <text:p>test85</text:p>
          </table:table-cell>
          <table:table-cell table:formula="of:=COM.MICROSOFT.CONCAT(&quot;test&quot;;[.$A9];[.G$1])" office:value-type="string" office:string-value="test86" calcext:value-type="string">
            <text:p>test86</text:p>
          </table:table-cell>
          <table:table-cell table:formula="of:=COM.MICROSOFT.CONCAT(&quot;test&quot;;[.$A9];[.H$1])" office:value-type="string" office:string-value="test87" calcext:value-type="string">
            <text:p>test87</text:p>
          </table:table-cell>
          <table:table-cell table:formula="of:=COM.MICROSOFT.CONCAT(&quot;test&quot;;[.$A9];[.I$1])" office:value-type="string" office:string-value="test88" calcext:value-type="string">
            <text:p>test88</text:p>
          </table:table-cell>
          <table:table-cell table:formula="of:=COM.MICROSOFT.CONCAT(&quot;test&quot;;[.$A9];[.J$1])" office:value-type="string" office:string-value="test89" calcext:value-type="string">
            <text:p>test89</text:p>
          </table:table-cell>
          <table:table-cell table:formula="of:=COM.MICROSOFT.CONCAT(&quot;test&quot;;[.$A9];[.K$1])" office:value-type="string" office:string-value="test810" calcext:value-type="string">
            <text:p>test81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M.MICROSOFT.CONCAT(&quot;test&quot;;[.$A10];[.B$1])" office:value-type="string" office:string-value="test91" calcext:value-type="string">
            <text:p>test91</text:p>
          </table:table-cell>
          <table:table-cell table:formula="of:=COM.MICROSOFT.CONCAT(&quot;test&quot;;[.$A10];[.C$1])" office:value-type="string" office:string-value="test92" calcext:value-type="string">
            <text:p>test92</text:p>
          </table:table-cell>
          <table:table-cell table:formula="of:=COM.MICROSOFT.CONCAT(&quot;test&quot;;[.$A10];[.D$1])" office:value-type="string" office:string-value="test93" calcext:value-type="string">
            <text:p>test93</text:p>
          </table:table-cell>
          <table:table-cell table:formula="of:=COM.MICROSOFT.CONCAT(&quot;test&quot;;[.$A10];[.E$1])" office:value-type="string" office:string-value="test94" calcext:value-type="string">
            <text:p>test94</text:p>
          </table:table-cell>
          <table:table-cell table:formula="of:=COM.MICROSOFT.CONCAT(&quot;test&quot;;[.$A10];[.F$1])" office:value-type="string" office:string-value="test95" calcext:value-type="string">
            <text:p>test95</text:p>
          </table:table-cell>
          <table:table-cell table:formula="of:=COM.MICROSOFT.CONCAT(&quot;test&quot;;[.$A10];[.G$1])" office:value-type="string" office:string-value="test96" calcext:value-type="string">
            <text:p>test96</text:p>
          </table:table-cell>
          <table:table-cell table:formula="of:=COM.MICROSOFT.CONCAT(&quot;test&quot;;[.$A10];[.H$1])" office:value-type="string" office:string-value="test97" calcext:value-type="string">
            <text:p>test97</text:p>
          </table:table-cell>
          <table:table-cell table:formula="of:=COM.MICROSOFT.CONCAT(&quot;test&quot;;[.$A10];[.I$1])" office:value-type="string" office:string-value="test98" calcext:value-type="string">
            <text:p>test98</text:p>
          </table:table-cell>
          <table:table-cell table:formula="of:=COM.MICROSOFT.CONCAT(&quot;test&quot;;[.$A10];[.J$1])" office:value-type="string" office:string-value="test99" calcext:value-type="string">
            <text:p>test99</text:p>
          </table:table-cell>
          <table:table-cell table:formula="of:=COM.MICROSOFT.CONCAT(&quot;test&quot;;[.$A10];[.K$1])" office:value-type="string" office:string-value="test910" calcext:value-type="string">
            <text:p>test91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M.MICROSOFT.CONCAT(&quot;test&quot;;[.$A11];[.B$1])" office:value-type="string" office:string-value="test101" calcext:value-type="string">
            <text:p>test101</text:p>
          </table:table-cell>
          <table:table-cell table:formula="of:=COM.MICROSOFT.CONCAT(&quot;test&quot;;[.$A11];[.C$1])" office:value-type="string" office:string-value="test102" calcext:value-type="string">
            <text:p>test102</text:p>
          </table:table-cell>
          <table:table-cell table:formula="of:=COM.MICROSOFT.CONCAT(&quot;test&quot;;[.$A11];[.D$1])" office:value-type="string" office:string-value="test103" calcext:value-type="string">
            <text:p>test103</text:p>
          </table:table-cell>
          <table:table-cell table:formula="of:=COM.MICROSOFT.CONCAT(&quot;test&quot;;[.$A11];[.E$1])" office:value-type="string" office:string-value="test104" calcext:value-type="string">
            <text:p>test104</text:p>
          </table:table-cell>
          <table:table-cell table:formula="of:=COM.MICROSOFT.CONCAT(&quot;test&quot;;[.$A11];[.F$1])" office:value-type="string" office:string-value="test105" calcext:value-type="string">
            <text:p>test105</text:p>
          </table:table-cell>
          <table:table-cell table:formula="of:=COM.MICROSOFT.CONCAT(&quot;test&quot;;[.$A11];[.G$1])" office:value-type="string" office:string-value="test106" calcext:value-type="string">
            <text:p>test106</text:p>
          </table:table-cell>
          <table:table-cell table:formula="of:=COM.MICROSOFT.CONCAT(&quot;test&quot;;[.$A11];[.H$1])" office:value-type="string" office:string-value="test107" calcext:value-type="string">
            <text:p>test107</text:p>
          </table:table-cell>
          <table:table-cell table:formula="of:=COM.MICROSOFT.CONCAT(&quot;test&quot;;[.$A11];[.I$1])" office:value-type="string" office:string-value="test108" calcext:value-type="string">
            <text:p>test108</text:p>
          </table:table-cell>
          <table:table-cell table:formula="of:=COM.MICROSOFT.CONCAT(&quot;test&quot;;[.$A11];[.J$1])" office:value-type="string" office:string-value="test109" calcext:value-type="string">
            <text:p>test109</text:p>
          </table:table-cell>
          <table:table-cell table:formula="of:=COM.MICROSOFT.CONCAT(&quot;test&quot;;[.$A11];[.K$1])" office:value-type="string" office:string-value="test1010" calcext:value-type="string">
            <text:p>test1010</text:p>
          </table:table-cell>
          <table:table-cell table:number-columns-repeated="1013"/>
        </table:table-row>
        <table:table-row table:style-name="ro1" table:visibility="collapse" table:number-rows-repeated="1048564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15:23:59.412675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46:55.796252422</meta:creation-date>
    <dc:date>2019-09-06T15:25:30.036990390</dc:date>
    <meta:editing-duration>PT22H11M50S</meta:editing-duration>
    <meta:editing-cycles>2</meta:editing-cycles>
    <meta:generator>LibreOffice/6.0.7.3$Linux_X86_64 LibreOffice_project/00m0$Build-3</meta:generator>
    <meta:document-statistic meta:table-count="2" meta:cell-count="120" meta:object-count="0"/>
  </office:meta>
</office:document-meta>
</file>